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color="#00cc00"/>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o Geo Moos Paper Draft</text:p>
      <text:p text:style-name="Standard"/>
      <text:p text:style-name="Standard">Wie Kluge immer saget „Eine Geschichte schreiben“</text:p>
      <text:p text:style-name="Standard">Von den Überlegungen (Hypothesen) „unterschiedliche Moose in unterschiedlichen Waldtypen, über die Feldaufnahme (mit nested plot design) und den ergebnissen, zu der erkenntnis, dass es eine ordnung nach substrat mit einem gradienten gibt. Die „Story“ dabei als roten Faden verwenden. Vom Aufbau des Papers her an Geomorph orientieren. Der Harnischmacher hat jedes einzelne Wort gelesen und ein Super feedback gegeben, bis auch das fehlen der „Stand der Forschung“ war der Articel super!</text:p>
      <text:p text:style-name="Standard"/>
      <text:p text:style-name="P3">Infos, die während der arbeiten aufgefallen sind</text:p>
      <text:p text:style-name="Standard"/>
      <text:p text:style-name="P1">Abstract</text:p>
      <text:p text:style-name="Standard">- am ende schrieben, als kurzfassung des papers</text:p>
      <text:p text:style-name="Standard"/>
      <text:p text:style-name="P1">1. Einleitung</text:p>
      <text:p text:style-name="Standard"/>
      <text:p text:style-name="Standard">- kurz warum Moose allgemein interessant ist, „was bringt unsere untersuchung für die forshcung?“</text:p>
      <text:p text:style-name="Standard">- Untersuchung mit „nested plot design“</text:p>
      <text:p text:style-name="Standard">- Stand der Forschung (hier va bzgl des aufnahme designs) „gibts sowas shcon, wie machen das andere, was ist bei uns neu?</text:p>
      <text:p text:style-name="Standard">- Hypothesen</text:p>
      <text:p text:style-name="Standard"><text:tab/>- ähnliche Moosgesellschaften nach Waldtyp</text:p>
      <text:p text:style-name="Standard"><text:tab/>- <text:s/>abhänigkeit der gesellshcaften von Substart</text:p>
      <text:p text:style-name="Standard">- Ähnliche Epithyten nach Baumart (Nadel vs Laub)</text:p>
      <text:p text:style-name="Standard"/>
      <text:p text:style-name="P1">2. Daten und Methode</text:p>
      <text:p text:style-name="Standard"/>
      <text:p text:style-name="P2">2.1. Untersuchungsgebiet</text:p>
      <text:p text:style-name="Standard">- wie Chris bei GIS bemkerte „keine Beschreibung des Gebites mit hessische Mittelgebrigswälder“ nur kurz den Ort, was daran besonders ist (uni forst)</text:p>
      <text:p text:style-name="Standard">- Karte mit Waldtypen, Übersichtskarte mit vorortung in Hessen)</text:p>
      <text:p text:style-name="Standard"/>
      <text:p text:style-name="P2">2.2 Datenaufnahme</text:p>
      <text:p text:style-name="Standard">- Vorgehen im Gelände, wo waren wir, warum, was haben wir gemacht?</text:p>
      <text:p text:style-name="Standard">- nested design mit Substart plots innerhalb Hauptplot ← Vorteil geringere Subjektivität bei auswahl standort</text:p>
      <text:p text:style-name="Standard">- Auswahl der Hauptplots (mehrere pro Waldart)</text:p>
      <text:p text:style-name="Standard">- Substratplots einzeln beschreiben</text:p>
      <text:p text:style-name="Standard"/>
      <text:p text:style-name="P2">2.2.1 Soil</text:p>
      <text:p text:style-name="Standard">- Deckung bezüglich gesamtfläche Hauptplot, um Rasen von Rhy squ Zb gegeüber Laubwald untershcieden zu können. Bei relativ zu Soilfläche, würde große Rasen genau so 5 bekommen wie poly fer auf einem kkeinen erdwall, wenn es da dominat ist. Das ist hier wichitg zu erklren</text:p>
      <text:p text:style-name="P2">2.2.2 Deadwood</text:p>
      <text:p text:style-name="Standard">- Deckung relaiv zu akkumulierter Gesamtbedeckung aller Deadwoodstanorte im Hauptplot</text:p>
      <text:p text:style-name="P2">2.2.3 Epityh</text:p>
      <text:p text:style-name="Standard">- nach Baumart, alle Baumarten innerhalb hauptplot</text:p>
      <text:p text:style-name="Standard">- bei vielen Baumen innerhalb einer Baumart, auswahl von representativen</text:p>
      <text:p text:style-name="Standard">- Deckung als Durchschnitt aller (ausgewählten) Bäume innerhalb hauptplot, PRO LEVEL!</text:p>
      <text:p text:style-name="Standard"><text:span text:style-name="T1">2.2.4 geplante aber nicht durchgeführt</text:span>, bzw zu wneig gefunden (brauchen wir das?)</text:p>
      <text:p text:style-name="Standard"><text:soft-page-break/>- geplante Rock, Riverbank (nach feuchte)</text:p>
      <text:p text:style-name="Standard"/>
      <text:p text:style-name="P2">2? Aufnahme bogen und aufgenommene Umweltparameter</text:p>
      <text:p text:style-name="P2"/>
      <text:p text:style-name="P2">2.3 datenauswertung</text:p>
      <text:p text:style-name="Standard"/>
      <text:p text:style-name="P2">2.3.1 Data-Preprocessing</text:p>
      <text:p text:style-name="Standard"/>
      <text:p text:style-name="Standard">- aufbereiten der Datensätze</text:p>
      <text:p text:style-name="Standard">- umgang mit NA nodata beschreiben</text:p>
      <text:p text:style-name="P3">- wenn im Gelände nicht entdecktes moos (also zusätzlich in einer tüte) wird gleichermassen „r“ vergeben.</text:p>
      <text:p text:style-name="Standard">- WICHTIG umwandel der BB scale in Numeric !</text:p>
      <text:p text:style-name="P3">- ausgabe der privottabellen mit bb scale kommt von mean werten</text:p>
      <text:p text:style-name="Standard"/>
      <text:p text:style-name="Standard"/>
      <text:p text:style-name="P2">2.3.2 Basic statistiks (noch anderen anmen)</text:p>
      <text:p text:style-name="Standard"/>
      <text:p text:style-name="Standard">- wie viele arten, plots, häufigste arten usw</text:p>
      <text:p text:style-name="Standard">- der basis kram</text:p>
      <text:p text:style-name="Standard"/>
      <text:p text:style-name="P2">2.3.3 MVS Approach</text:p>
      <text:p text:style-name="Standard"/>
      <text:p text:style-name="Standard">- Durchführung Clusteranalyse und Ordination</text:p>
      <text:p text:style-name="Standard">- Verfahren HC, Dca, NMDS beschrieben</text:p>
      <text:p text:style-name="Standard">- Als „Wegweiser“ und entwicjung weiterer Vorgehen</text:p>
      <text:p text:style-name="Standard"/>
      <text:p text:style-name="P2">2.3.4 Privot tabellen händisch soetieren (wie nennt man das?)</text:p>
      <text:p text:style-name="Standard"/>
      <text:p text:style-name="Standard">- Vorgehen ? Wie machen wir das, warum?</text:p>
      <text:p text:style-name="Standard"/>
      <text:p text:style-name="P2">2.3.5 Korrelationsverfahren</text:p>
      <text:p text:style-name="Standard">- gegen umweltparameter</text:p>
      <text:p text:style-name="Standard">- Hypothese epipyten</text:p>
      <text:p text:style-name="Standard"/>
      <text:p text:style-name="P1">3. Ergebnisse</text:p>
      <text:p text:style-name="Standard">- kurz und knapp, mit guten abbildungen</text:p>
      <text:p text:style-name="P2"/>
      <text:p text:style-name="P2">3.1 Basisdaten zu Moosen in Caldern</text:p>
      <text:p text:style-name="Standard"/>
      <text:p text:style-name="P2">3.2 Ordination und Clusteranalyse</text:p>
      <text:p text:style-name="Standard">- ausgewählte vergeliche, rest in anhang</text:p>
      <text:p text:style-name="Standard"/>
      <text:p text:style-name="P2">3.3 Ergbeniss Gradient erkennbar</text:p>
      <text:p text:style-name="P2"/>
      <text:p text:style-name="P2">3.4 Tabelle mit korrelationen</text:p>
      <text:p text:style-name="P2"/>
      <text:p text:style-name="P1">4. Diskussion (Interpreattion der ergebisse)</text:p>
      <text:p text:style-name="Standard"/>
      <text:p text:style-name="Standard">- Kritik an Vergelihbarkeit der substrate wg untershciedlicher relativer fläche (soil vs DW)</text:p>
      <text:p text:style-name="Standard">- Begrüdnungen für Gradient anstatt erwarteter Waldtypen (wichtigstes ergebnisse hier zu diskutieren)</text:p>
      <text:p text:style-name="Standard"><text:soft-page-break/></text:p>
      <text:p text:style-name="P1">5. Conclusion</text:p>
      <text:p text:style-name="Standard">- wiederholung hypthesen</text:p>
      <text:p text:style-name="Standard">- ergbeniss unserer untersuchung</text:p>
      <text:p text:style-name="Standard"/>
      <text:p text:style-name="Standard">6. Literatu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09T12:51:12.06</meta:creation-date>
    <dc:date>2020-01-09T23:00:06.07</dc:date>
    <meta:editing-duration>PT9H1M12S</meta:editing-duration>
    <meta:editing-cycles>2</meta:editing-cycles>
    <meta:generator>OpenOffice/4.1.3$Win32 OpenOffice.org_project/413m1$Build-9783</meta:generator>
    <meta:document-statistic meta:table-count="0" meta:image-count="0" meta:object-count="0" meta:page-count="3" meta:paragraph-count="67" meta:word-count="543" meta:character-count="3662"/>
  </office:meta>
</office:document-meta>
</file>